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6948d" officeooo:paragraph-rsid="0016948d"/>
    </style:style>
    <style:style style:name="P2" style:family="paragraph" style:parent-style-name="Text_20_body">
      <style:text-properties officeooo:paragraph-rsid="0016948d"/>
    </style:style>
    <style:style style:name="P3" style:family="paragraph" style:parent-style-name="Text_20_body">
      <style:text-properties officeooo:rsid="001793ad" officeooo:paragraph-rsid="001793ad"/>
    </style:style>
    <style:style style:name="P4" style:family="paragraph" style:parent-style-name="Text_20_body">
      <style:text-properties officeooo:paragraph-rsid="001793ad"/>
    </style:style>
    <style:style style:name="P5" style:family="paragraph" style:parent-style-name="Text_20_body">
      <style:paragraph-properties fo:break-before="page"/>
      <style:text-properties officeooo:rsid="0016948d" officeooo:paragraph-rsid="0016948d"/>
    </style:style>
    <style:style style:name="P6" style:family="paragraph" style:parent-style-name="Title">
      <style:text-properties officeooo:rsid="0016948d" officeooo:paragraph-rsid="0016948d"/>
    </style:style>
    <style:style style:name="P7" style:family="paragraph" style:parent-style-name="Header">
      <style:paragraph-properties fo:text-align="justify" style:justify-single-word="false"/>
      <style:text-properties officeooo:rsid="0016948d" officeooo:paragraph-rsid="0016948d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Heading_20_1">
      <style:paragraph-properties fo:break-before="page"/>
      <style:text-properties officeooo:rsid="0016948d" officeooo:paragraph-rsid="0016948d"/>
    </style:style>
    <style:style style:name="P10" style:family="paragraph" style:parent-style-name="Heading_20_1">
      <style:paragraph-properties fo:break-before="page"/>
      <style:text-properties officeooo:rsid="001793ad" officeooo:paragraph-rsid="001793ad"/>
    </style:style>
    <style:style style:name="P11" style:family="paragraph" style:parent-style-name="Heading_20_1">
      <style:paragraph-properties fo:break-before="page"/>
      <style:text-properties officeooo:paragraph-rsid="001793ad"/>
    </style:style>
    <style:style style:name="P12" style:family="paragraph" style:parent-style-name="Heading_20_1">
      <style:paragraph-properties fo:break-before="page"/>
      <style:text-properties officeooo:paragraph-rsid="0016948d"/>
    </style:style>
    <style:style style:name="P13" style:family="paragraph" style:parent-style-name="Heading_20_3">
      <style:text-properties officeooo:rsid="0016948d" officeooo:paragraph-rsid="0016948d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16948d"/>
    </style:style>
    <style:style style:name="T2" style:family="text">
      <style:text-properties officeooo:rsid="001793ad"/>
    </style:style>
    <style:style style:name="T3" style:family="text">
      <style:text-properties officeooo:rsid="0018cda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>TER Modèle neuronaux</text:p>
      <text:p text:style-name="P5"/>
      <text:p text:style-name="P1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4"><text:a xlink:type="simple" xlink:href="#__RefHeading___Toc123_1826268114" text:style-name="Index_20_Link" text:visited-style-name="Index_20_Link">Introduction<text:tab/>3</text:a></text:p>
          <text:p text:style-name="P14"><text:a xlink:type="simple" xlink:href="#__RefHeading___Toc125_1826268114" text:style-name="Index_20_Link" text:visited-style-name="Index_20_Link">Le sujet<text:tab/>4</text:a></text:p>
          <text:p text:style-name="P15"><text:a xlink:type="simple" xlink:href="#__RefHeading___Toc127_1826268114" text:style-name="Index_20_Link" text:visited-style-name="Index_20_Link">La tache<text:tab/>4</text:a></text:p>
          <text:p text:style-name="P15"><text:a xlink:type="simple" xlink:href="#__RefHeading___Toc129_1826268114" text:style-name="Index_20_Link" text:visited-style-name="Index_20_Link">Les données<text:tab/>4</text:a></text:p>
          <text:p text:style-name="P15"><text:a xlink:type="simple" xlink:href="#__RefHeading___Toc131_1826268114" text:style-name="Index_20_Link" text:visited-style-name="Index_20_Link">Les données finales<text:tab/>4</text:a></text:p>
          <text:p text:style-name="P14"><text:a xlink:type="simple" xlink:href="#__RefHeading___Toc133_1826268114" text:style-name="Index_20_Link" text:visited-style-name="Index_20_Link">Modélisation<text:tab/>5</text:a></text:p>
          <text:p text:style-name="P14"><text:a xlink:type="simple" xlink:href="#__RefHeading___Toc135_1826268114" text:style-name="Index_20_Link" text:visited-style-name="Index_20_Link">Résultats<text:tab/>6</text:a></text:p>
          <text:p text:style-name="P14"><text:a xlink:type="simple" xlink:href="#__RefHeading___Toc137_1826268114" text:style-name="Index_20_Link" text:visited-style-name="Index_20_Link">Conclusion<text:tab/>7</text:a></text:p>
        </text:index-body>
      </text:table-of-content>
      <text:p text:style-name="P1"/>
      <text:h text:style-name="P9" text:outline-level="1"><text:bookmark-start text:name="__RefHeading___Toc123_1826268114"/>Introduction<text:bookmark-end text:name="__RefHeading___Toc123_1826268114"/></text:h>
      <text:p text:style-name="P3">- le sujet</text:p>
      <text:p text:style-name="P3">- plan du rapport</text:p>
      <text:h text:style-name="P12" text:outline-level="1"><text:bookmark-start text:name="__RefHeading___Toc125_1826268114"/><text:span text:style-name="T1">Le sujet</text:span><text:bookmark-end text:name="__RefHeading___Toc125_1826268114"/></text:h>
      <text:h text:style-name="P13" text:outline-level="3"><text:bookmark-start text:name="__RefHeading___Toc127_1826268114"/>La tache<text:bookmark-end text:name="__RefHeading___Toc127_1826268114"/></text:h>
      <text:p text:style-name="P2">- <text:span text:style-name="T3">description</text:span></text:p>
      <text:h text:style-name="P13" text:outline-level="3"><text:bookmark-start text:name="__RefHeading___Toc129_1826268114"/>Les données<text:bookmark-end text:name="__RefHeading___Toc129_1826268114"/></text:h>
      <text:p text:style-name="P2">- <text:span text:style-name="T2">exemples de tweets</text:span></text:p>
      <text:p text:style-name="P2">- <text:span text:style-name="T2">taille du vocab en fonction du nombre de tweet</text:span></text:p>
      <text:h text:style-name="P13" text:outline-level="3"><text:bookmark-start text:name="__RefHeading___Toc131_1826268114"/>Les données finales<text:bookmark-end text:name="__RefHeading___Toc131_1826268114"/></text:h>
      <text:p text:style-name="P2">- <text:span text:style-name="T2">filtrage des données (regexp)</text:span></text:p>
      <text:p text:style-name="P2">- <text:span text:style-name="T2">pertes d’info, gain du filtrage</text:span></text:p>
      <text:h text:style-name="P11" text:outline-level="1"><text:bookmark-start text:name="__RefHeading___Toc133_1826268114"/><text:span text:style-name="T2">Modélisation</text:span><text:bookmark-end text:name="__RefHeading___Toc133_1826268114"/></text:h>
      <text:p text:style-name="P4">- <text:span text:style-name="T3">figures (différents modèles, graphes)</text:span></text:p>
      <text:p text:style-name="P4">- <text:span text:style-name="T3">choix des hyperparamètres (sur ensemble validation)</text:span></text:p>
      <text:h text:style-name="P10" text:outline-level="1"><text:bookmark-start text:name="__RefHeading___Toc135_1826268114"/>Résultats<text:bookmark-end text:name="__RefHeading___Toc135_1826268114"/></text:h>
      <text:h text:style-name="P10" text:outline-level="1"><text:bookmark-start text:name="__RefHeading___Toc137_1826268114"/>Conclusion<text:bookmark-end text:name="__RefHeading___Toc137_182626811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officeooo:rsid="0016948d" officeooo:paragraph-rsid="0016948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ERRIEN Samuel, BIARD David<text:tab/><text:tab/>M1 Informatique, Université Paris-Saclay</text:p>
      </style:header>
      <style:footer>
        <text:p text:style-name="MP2"><text:page-number text:select-page="current">7</text:page-number> /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6:20:56.657761340</meta:creation-date>
    <dc:date>2018-05-01T16:36:26.166451474</dc:date>
    <meta:editing-duration>PT15M28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7" meta:paragraph-count="29" meta:word-count="95" meta:character-count="560" meta:non-whitespace-character-count="493"/>
  </office:meta>
</office:document-meta>
</file>